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7.84pt"/>
    </style:style>
    <style:style style:name="co6" style:family="table-column">
      <style:table-column-properties fo:break-before="auto" style:column-width="183.15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8.0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60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 class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NPN phenophase(s)</text:p>
          </table:table-cell>
          <table:table-cell table:style-name="ce1" office:value-type="string" calcext:value-type="string">
            <text:p>BBCH principle stage(s)</text:p>
          </table:table-cell>
          <table:table-cell table:style-name="ce1" office:value-type="string" calcext:value-type="string">
            <text:p>BBCH secondary stage(s)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0</text:p>
          </table:table-cell>
          <table:table-cell table:style-name="ce6" office:value-type="string" calcext:value-type="string">
            <text:p>flower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lower bud} or {flower} that has not yet begun {floral organ senescence}.</text:p>
          </table:table-cell>
          <table:table-cell table:style-name="ce10" table:formula="of:=CONCATENATE([.D2]; &quot; THAT 'has participant' SOME (&quot;; CHAR(10); &quot;    'whole plant' THAT 'has quality' SOME 'flowers present'&quot;; CHAR(10); &quot;)&quot;)" office:value-type="string" office:string-value="'plant phenological stage' THAT 'has participant' SOME (&#10;    'whole plant' THAT 'has quality' SOME 'flowers present'&#10;)" calcext:value-type="string">
            <text:p>'plant phenological stage' THAT 'has participant' SOME (</text:p>
            <text:p>    'whole plant' THAT 'has quality' SOME '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lowers or flower buds”, “flower heads”, “open flowers”, “pollen release”</text:p>
          </table:table-cell>
          <table:table-cell table:style-name="ce3" office:value-type="string" calcext:value-type="string">
            <text:p>5, 6</text:p>
          </table:table-cell>
          <table:table-cell table:style-name="ce3" office:value-type="string" calcext:value-type="string">
            <text:p>5:cannot distinguish; 6:0-7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1</text:p>
          </table:table-cell>
          <table:table-cell table:style-name="ce6" office:value-type="string" calcext:value-type="string">
            <text:p>open flower phenological stage</text:p>
          </table:table-cell>
          <table:table-cell table:style-name="ce8" office:value-type="string" calcext:value-type="string">
            <text:p>'flower phenological stage'</text:p>
          </table:table-cell>
          <table:table-cell table:style-name="ce8" office:value-type="string" calcext:value-type="string">
            <text:p>A {flower phenological stage} in which the participant plant is in the {whole plant flowering stage}.</text:p>
          </table:table-cell>
          <table:table-cell table:style-name="ce10" table:formula="of:=CONCATENATE([.D3]; &quot; THAT 'has participant' SOME (&quot;; CHAR(10); &quot;    'whole plant' THAT 'has quality' SOME 'open flowers present'&quot;; CHAR(10); &quot;)&quot;)" office:value-type="string" office:string-value="'flower phenological stage' THAT 'has participant' SOME (&#10;    'whole plant' THAT 'has quality' SOME 'open flowers present'&#10;)" calcext:value-type="string">
            <text:p>'flower phenological stage' THAT 'has participant' SOME (</text:p>
            <text:p>    'whole plant' THAT 'has quality' SOME 'open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open flowers”, “pollen release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:0-7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2</text:p>
          </table:table-cell>
          <table:table-cell table:style-name="ce6" office:value-type="string" calcext:value-type="string">
            <text:p>pollen release (flower) phenological stage</text:p>
          </table:table-cell>
          <table:table-cell table:style-name="ce6" office:value-type="string" calcext:value-type="string">
            <text:p>'open flower phenological stage'</text:p>
          </table:table-cell>
          <table:table-cell table:style-name="ce9" office:value-type="string" calcext:value-type="string">
            <text:p>An {open flower phenological stage} in which the participant plant has at least one {flower} in the {flowering stage} and is releasing pollen.</text:p>
          </table:table-cell>
          <table:table-cell table:style-name="ce10" table:formula="of:=CONCATENATE([.D4]; &quot; THAT 'has participant' SOME (&quot;; CHAR(10); &quot;    'whole plant' THAT 'has quality' SOME 'pollen-releasing flowers present'&quot;; CHAR(10); &quot;)&quot;)" office:value-type="string" office:string-value="'open flower phenological stage' THAT 'has participant' SOME (&#10;    'whole plant' THAT 'has quality' SOME 'pollen-releasing flowers present'&#10;)" calcext:value-type="string">
            <text:p>'open flower phenological stage' THAT 'has participant' SOME (</text:p>
            <text:p>    'whole plant' THAT 'has quality' SOME 'pollen-releasing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3</text:p>
          </table:table-cell>
          <table:table-cell table:style-name="ce6" office:value-type="string" calcext:value-type="string">
            <text:p>fruit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ruit}.</text:p>
          </table:table-cell>
          <table:table-cell table:style-name="ce10" table:formula="of:=CONCATENATE([.D5]; &quot; THAT 'has participant' SOME (&quot;; CHAR(10); &quot;    'whole plant' THAT 'has quality' SOME 'fruits present'&quot;; CHAR(10); &quot;)&quot;)" office:value-type="string" office:string-value="'plant phenological stage' THAT 'has participant' SOME (&#10;    'whole plant' THAT 'has quality' SOME 'fruits present'&#10;)" calcext:value-type="string">
            <text:p>'plant phenological stage' THAT 'has participant' SOME (</text:p>
            <text:p>    'whole plant' THAT 'has quality' SOME '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ruits”, “ripe fruits”</text:p>
          </table:table-cell>
          <table:table-cell table:style-name="ce3" office:value-type="string" calcext:value-type="string">
            <text:p>6 (6:9 only), 7, 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4</text:p>
          </table:table-cell>
          <table:table-cell table:style-name="ce6" office:value-type="string" calcext:value-type="string">
            <text:p>ripe fruit phenological stage</text:p>
          </table:table-cell>
          <table:table-cell table:style-name="ce8" office:value-type="string" calcext:value-type="string">
            <text:p>'fruit phenological stage'</text:p>
          </table:table-cell>
          <table:table-cell table:style-name="ce8" office:value-type="string" calcext:value-type="string">
            <text:p>A {fruit phenological stage} in which the participant plant has at least one {fruit} in the {fruit ripening stage}.</text:p>
          </table:table-cell>
          <table:table-cell table:style-name="ce10" table:formula="of:=CONCATENATE([.D6]; &quot; THAT 'has participant' SOME (&quot;; CHAR(10); &quot;    'whole plant' THAT 'has quality' SOME 'ripe fruits present'&quot;; CHAR(10); &quot;)&quot;)" office:value-type="string" office:string-value="'fruit phenological stage' THAT 'has participant' SOME (&#10;    'whole plant' THAT 'has quality' SOME 'ripe fruits present'&#10;)" calcext:value-type="string">
            <text:p>'fruit phenological stage' THAT 'has participant' SOME (</text:p>
            <text:p>    'whole plant' THAT 'has quality' SOME 'ripe 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5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5</text:p>
          </table:table-cell>
          <table:table-cell table:style-name="ce6" office:value-type="string" calcext:value-type="string">
            <text:p>falling fruit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10" table:formula="of:=CONCATENATE([.D7]; &quot; THAT 'has participant' SOME (&quot;; CHAR(10); &quot;    'whole plant' THAT 'has quality' SOME 'abscised fruits or seeds present'&quot;; CHAR(10); &quot;)&quot;)" office:value-type="string" office:string-value="'plant phenological stage' THAT 'has participant' SOME (&#10;    'whole plant' THAT 'has quality' SOME 'abscised fruits or seeds present'&#10;)" calcext:value-type="string">
            <text:p>'plant phenological stage' THAT 'has participant' SOME (</text:p>
            <text:p>    'whole plant' THAT 'has quality' SOME 'abscised fruit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ecent fruit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8" table:number-columns-repeated="2"/>
          <table:table-cell table:style-name="ce10"/>
          <table:table-cell table:style-name="ce6" table:number-columns-repeated="3"/>
          <table:table-cell table:style-name="ce3"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6</text:p>
          </table:table-cell>
          <table:table-cell table:style-name="ce6" office:value-type="string" calcext:value-type="string">
            <text:p>cone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strobilus} (i.e., a cone).</text:p>
          </table:table-cell>
          <table:table-cell table:style-name="ce10" table:formula="of:=CONCATENATE([.D9]; &quot; THAT 'has participant' SOME (&quot;; CHAR(10); &quot;    'whole plant' THAT 'has quality' SOME 'cones present'&quot;; CHAR(10); &quot;)&quot;)" office:value-type="string" office:string-value="'plant phenological stage' THAT 'has participant' SOME (&#10;    'whole plant' THAT 'has quality' SOME 'cones present'&#10;)" calcext:value-type="string">
            <text:p>'plant phenological stage' THAT 'has participant' SOME (</text:p>
            <text:p>    'whole plant' THAT 'has quality' SOME '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7</text:p>
          </table:table-cell>
          <table:table-cell table:style-name="ce6" office:value-type="string" calcext:value-type="string">
            <text:p>pollen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10" table:formula="of:=CONCATENATE([.D10]; &quot; THAT 'has participant' SOME (&quot;; CHAR(10); &quot;    'whole plant' THAT 'has quality' SOME 'pollen cones present'&quot;; CHAR(10); &quot;)&quot;)" office:value-type="string" office:string-value="'cone phenological stage' THAT 'has participant' SOME (&#10;    'whole plant' THAT 'has quality' SOME 'pollen cones present'&#10;)" calcext:value-type="string">
            <text:p>'cone phenological stage' THAT 'has participant' SOME (</text:p>
            <text:p>    'whole plant' THAT 'has quality' SOME '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8</text:p>
          </table:table-cell>
          <table:table-cell table:style-name="ce6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'pollen cone phenological stage'</text:p>
          </table:table-cell>
          <table:table-cell table:style-name="ce8" office:value-type="string" calcext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10" table:formula="of:=CONCATENATE([.D11]; &quot; THAT 'has participant' SOME (&quot;; CHAR(10); &quot;    'whole plant' THAT 'has quality' SOME 'open pollen cones present'&quot;; CHAR(10); &quot;)&quot;)" office:value-type="string" office:string-value="'pollen cone phenological stage' THAT 'has participant' SOME (&#10;    'whole plant' THAT 'has quality' SOME 'open pollen cones present'&#10;)" calcext:value-type="string">
            <text:p>'pollen cone phenological stage' THAT 'has participant' SOME (</text:p>
            <text:p>    'whole plant' THAT 'has quality' SOME 'open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9</text:p>
          </table:table-cell>
          <table:table-cell table:style-name="ce6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'open pollen cone phenological stage'</text:p>
          </table:table-cell>
          <table:table-cell table:style-name="ce8" office:value-type="string" calcext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10" table:formula="of:=CONCATENATE([.D12]; &quot; THAT 'has participant' SOME (&quot;; CHAR(10); &quot;    'whole plant' THAT 'has quality' SOME 'pollen-releasing pollen cones present'&quot;; CHAR(10); &quot;)&quot;)" office:value-type="string" office:string-value="'open pollen cone phenological stage' THAT 'has participant' SOME (&#10;    'whole plant' THAT 'has quality' SOME 'pollen-releasing pollen cones present'&#10;)" calcext:value-type="string">
            <text:p>'open pollen cone phenological stage' THAT 'has participant' SOME (</text:p>
            <text:p>    'whole plant' THAT 'has quality' SOME 'pollen-releasing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0</text:p>
          </table:table-cell>
          <table:table-cell table:style-name="ce6" office:value-type="string" calcext:value-type="string">
            <text:p>seed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10" table:formula="of:=CONCATENATE([.D13]; &quot; THAT 'has participant' SOME (&quot;; CHAR(10); &quot;    'whole plant' THAT 'has quality' SOME 'seed cones present'&quot;; CHAR(10); &quot;)&quot;)" office:value-type="string" office:string-value="'cone phenological stage' THAT 'has participant' SOME (&#10;    'whole plant' THAT 'has quality' SOME 'seed cones present'&#10;)" calcext:value-type="string">
            <text:p>'cone phenological stage' THAT 'has participant' SOME (</text:p>
            <text:p>    'whole plant' THAT 'has quality' SOME '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1</text:p>
          </table:table-cell>
          <table:table-cell table:style-name="ce6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10" table:formula="of:=CONCATENATE([.D14]; &quot; THAT 'has participant' SOME (&quot;; CHAR(10); &quot;    'whole plant' THAT 'has quality' SOME 'unripe seed cones present'&quot;; CHAR(10); &quot;)&quot;)" office:value-type="string" office:string-value="'seed cone phenological stage' THAT 'has participant' SOME (&#10;    'whole plant' THAT 'has quality' SOME 'unripe seed cones present'&#10;)" calcext:value-type="string">
            <text:p>'seed cone phenological stage' THAT 'has participant' SOME (</text:p>
            <text:p>    'whole plant' THAT 'has quality' SOME 'unripe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2</text:p>
          </table:table-cell>
          <table:table-cell table:style-name="ce6" office:value-type="string" calcext:value-type="string">
            <text:p>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ripe.</text:p>
          </table:table-cell>
          <table:table-cell table:style-name="ce10" table:formula="of:=CONCATENATE([.D15]; &quot; THAT 'has participant' SOME (&quot;; CHAR(10); &quot;    'whole plant' THAT 'has quality' SOME 'ripe seed cones present'&quot;; CHAR(10); &quot;)&quot;)" office:value-type="string" office:string-value="'seed cone phenological stage' THAT 'has participant' SOME (&#10;    'whole plant' THAT 'has quality' SOME 'ripe seed cones present'&#10;)" calcext:value-type="string">
            <text:p>'seed cone phenological stage' THAT 'has participant' SOME (</text:p>
            <text:p>    'whole plant' THAT 'has quality' SOME 'ripe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3</text:p>
          </table:table-cell>
          <table:table-cell table:style-name="ce6" office:value-type="string" calcext:value-type="string">
            <text:p>falling cone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10" table:formula="of:=CONCATENATE([.D16]; &quot; THAT 'has participant' SOME (&quot;; CHAR(10); &quot;    'whole plant' THAT 'has quality' SOME 'abscised cones or seeds present'&quot;; CHAR(10); &quot;)&quot;)" office:value-type="string" office:string-value="'plant phenological stage' THAT 'has participant' SOME (&#10;    'whole plant' THAT 'has quality' SOME 'abscised cones or seeds present'&#10;)" calcext:value-type="string">
            <text:p>'plant phenological stage' THAT 'has participant' SOME (</text:p>
            <text:p>    'whole plant' THAT 'has quality' SOME 'abscised cone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ecent cone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1" table:number-rows-repeated="10476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00:24:58.223737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02:20:00.017371044</dc:date>
    <dc:creator>Brian </dc:creator>
    <meta:editing-duration>P27DT16H48M8S</meta:editing-duration>
    <meta:editing-cycles>161</meta:editing-cycles>
    <meta:generator>LibreOffice/5.1.4.2$Linux_X86_64 LibreOffice_project/10m0$Build-2</meta:generator>
    <meta:document-statistic meta:table-count="1" meta:cell-count="153" meta:object-count="0"/>
  </office:meta>
</office:document-meta>
</file>